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06aec1" style:font-size-asian="18pt" style:font-size-complex="18pt"/>
    </style:style>
    <style:style style:name="P2" style:family="paragraph" style:parent-style-name="Text_20_body">
      <style:text-properties fo:font-size="18pt" officeooo:paragraph-rsid="0006aec1" style:font-size-asian="18pt" style:font-size-complex="18pt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.25in" fo:margin-right="0in" fo:text-indent="0in" style:auto-text-indent="false"/>
    </style:style>
    <style:style style:name="P5" style:family="paragraph" style:parent-style-name="Text_20_body">
      <style:paragraph-properties fo:margin-left="0.25in" fo:margin-right="0in" fo:text-indent="0in" style:auto-text-indent="false"/>
      <style:text-properties fo:language="en" fo:country="GB"/>
    </style:style>
    <style:style style:name="P6" style:family="paragraph" style:parent-style-name="Text_20_body">
      <style:paragraph-properties fo:margin-left="0.5in" fo:margin-right="0in" fo:text-indent="0in" style:auto-text-indent="false"/>
      <style:text-properties fo:language="en" fo:country="GB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language="en" fo:country="GB"/>
    </style:style>
    <style:style style:name="P8" style:family="paragraph" style:parent-style-name="Text_20_body">
      <style:paragraph-properties fo:margin-left="0.25in" fo:margin-right="0in" fo:text-indent="0in" style:auto-text-indent="false"/>
      <style:text-properties fo:language="en" fo:country="US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language="en" fo:country="US"/>
    </style:style>
    <style:style style:name="P10" style:family="paragraph" style:parent-style-name="Standard">
      <style:text-properties fo:font-size="22pt" officeooo:paragraph-rsid="000a8488" style:font-size-asian="22pt" style:font-size-complex="22pt"/>
    </style:style>
    <style:style style:name="P11" style:family="paragraph" style:parent-style-name="Standard">
      <style:text-properties fo:font-size="28pt" officeooo:paragraph-rsid="000a8488" style:font-size-asian="28pt" style:font-size-complex="28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italic"/>
    </style:style>
    <style:style style:name="T3" style:family="text">
      <style:text-properties fo:language="en" fo:country="GB" fo:font-style="italic" fo:font-weight="bold"/>
    </style:style>
    <style:style style:name="T4" style:family="text">
      <style:text-properties fo:language="en" fo:country="US"/>
    </style:style>
    <style:style style:name="T5" style:family="text">
      <style:text-properties fo:font-size="18pt" fo:language="en" fo:country="GB" fo:font-style="italic" style:font-size-asian="18pt" style:font-size-complex="18pt"/>
    </style:style>
    <style:style style:name="T6" style:family="text">
      <style:text-properties fo:font-size="18pt" fo:language="en" fo:country="GB" fo:font-style="italic" fo:font-weight="bold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he Path</text:p>
      <text:p text:style-name="P10"><text:s/></text:p>
      <text:p text:style-name="P10"/>
      <text:p text:style-name="P10"/>
      <text:p text:style-name="P10">50 min ongoing task 1. </text:p>
      <text:p text:style-name="P10">5 min break. </text:p>
      <text:p text:style-name="P10">50 min ongoing task 2.</text:p>
      <text:p text:style-name="P10"><text:s/>1 hour break. </text:p>
      <text:p text:style-name="P10">50 min ongoing task 3.</text:p>
      <text:p text:style-name="P10"><text:s/>10 min break. </text:p>
      <text:p text:style-name="P10">50 min ongoing task 4.</text:p>
      <text:p text:style-name="P10"><text:s/>10min break. </text:p>
      <text:p text:style-name="P10">50 min ongoing task 5. </text:p>
      <text:p text:style-name="P10">10 min break.</text:p>
      <text:p text:style-name="P10"><text:s/>50 min ongoing task 6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8:14:39.978055868</meta:creation-date>
    <dc:date>2024-11-04T18:29:40.022662322</dc:date>
    <meta:editing-duration>PT9M11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1" meta:paragraph-count="13" meta:word-count="46" meta:character-count="214" meta:non-whitespace-character-count="169"/>
  </office:meta>
</office:document-meta>
</file>